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52804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17136" calcext:value-type="float">
            <text:p>80.7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804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9096" calcext:value-type="float">
            <text:p>84.9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804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7392" calcext:value-type="float">
            <text:p>79.7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804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804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324" calcext:value-type="float">
            <text:p>75.4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804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44352" calcext:value-type="float">
            <text:p>74.4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804</text:p>
          </table:table-cell>
          <table:table-cell office:value-type="string" calcext:value-type="string">
            <text:p>201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5088" calcext:value-type="float">
            <text:p>73.4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804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47272" calcext:value-type="float">
            <text:p>74.9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804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804</text:p>
          </table:table-cell>
          <table:table-cell office:value-type="string" calcext:value-type="string">
            <text:p>201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57184" calcext:value-type="float">
            <text:p>71.9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804</text:p>
          </table:table-cell>
          <table:table-cell office:value-type="string" calcext:value-type="string">
            <text:p>201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352" calcext:value-type="float">
            <text:p>70.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804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6912" calcext:value-type="float">
            <text:p>68.2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804</text:p>
          </table:table-cell>
          <table:table-cell office:value-type="string" calcext:value-type="string">
            <text:p>200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804</text:p>
          </table:table-cell>
          <table:table-cell office:value-type="string" calcext:value-type="string">
            <text:p>200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1632" calcext:value-type="float">
            <text:p>67.9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804</text:p>
          </table:table-cell>
          <table:table-cell office:value-type="string" calcext:value-type="string">
            <text:p>200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1992" calcext:value-type="float">
            <text:p>70.8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804</text:p>
          </table:table-cell>
          <table:table-cell office:value-type="string" calcext:value-type="string">
            <text:p>200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1112" calcext:value-type="float">
            <text:p>71.3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804</text:p>
          </table:table-cell>
          <table:table-cell office:value-type="string" calcext:value-type="string">
            <text:p>200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4176" calcext:value-type="float">
            <text:p>68.4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804</text:p>
          </table:table-cell>
          <table:table-cell office:value-type="string" calcext:value-type="string">
            <text:p>199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0656" calcext:value-type="float">
            <text:p>66.9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804</text:p>
          </table:table-cell>
          <table:table-cell office:value-type="string" calcext:value-type="string">
            <text:p>1997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7528" calcext:value-type="float">
            <text:p>66.3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804</text:p>
          </table:table-cell>
          <table:table-cell office:value-type="string" calcext:value-type="string">
            <text:p>199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912" calcext:value-type="float">
            <text:p>65.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804</text:p>
          </table:table-cell>
          <table:table-cell office:value-type="string" calcext:value-type="string">
            <text:p>199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4608" calcext:value-type="float">
            <text:p>65.8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804</text:p>
          </table:table-cell>
          <table:table-cell office:value-type="string" calcext:value-type="string">
            <text:p>199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3232" calcext:value-type="float">
            <text:p>65.4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804</text:p>
          </table:table-cell>
          <table:table-cell office:value-type="string" calcext:value-type="string">
            <text:p>199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0416" calcext:value-type="float">
            <text:p>65.0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804</text:p>
          </table:table-cell>
          <table:table-cell office:value-type="string" calcext:value-type="string">
            <text:p>199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0608" calcext:value-type="float">
            <text:p>64.3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804</text:p>
          </table:table-cell>
          <table:table-cell office:value-type="string" calcext:value-type="string">
            <text:p>198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0824" calcext:value-type="float">
            <text:p>62.9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804</text:p>
          </table:table-cell>
          <table:table-cell office:value-type="string" calcext:value-type="string">
            <text:p>198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5568" calcext:value-type="float">
            <text:p>62.0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804</text:p>
          </table:table-cell>
          <table:table-cell office:value-type="string" calcext:value-type="string">
            <text:p>1987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8696" calcext:value-type="float">
            <text:p>62.7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804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1832" calcext:value-type="float">
            <text:p>61.9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804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6992" calcext:value-type="float">
            <text:p>61.2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804</text:p>
          </table:table-cell>
          <table:table-cell office:value-type="string" calcext:value-type="string">
            <text:p>198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852" calcext:value-type="float">
            <text:p>60.5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804</text:p>
          </table:table-cell>
          <table:table-cell office:value-type="string" calcext:value-type="string">
            <text:p>198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7728" calcext:value-type="float">
            <text:p>60.3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804</text:p>
          </table:table-cell>
          <table:table-cell office:value-type="string" calcext:value-type="string">
            <text:p>198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8856" calcext:value-type="float">
            <text:p>60.1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804</text:p>
          </table:table-cell>
          <table:table-cell office:value-type="string" calcext:value-type="string">
            <text:p>198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5896" calcext:value-type="float">
            <text:p>59.3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804</text:p>
          </table:table-cell>
          <table:table-cell office:value-type="string" calcext:value-type="string">
            <text:p>198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9448" calcext:value-type="float">
            <text:p>58.8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804</text:p>
          </table:table-cell>
          <table:table-cell office:value-type="string" calcext:value-type="string">
            <text:p>197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2584" calcext:value-type="float">
            <text:p>58.0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804</text:p>
          </table:table-cell>
          <table:table-cell office:value-type="string" calcext:value-type="string">
            <text:p>197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7032" calcext:value-type="float">
            <text:p>57.7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804</text:p>
          </table:table-cell>
          <table:table-cell office:value-type="string" calcext:value-type="string">
            <text:p>197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8168" calcext:value-type="float">
            <text:p>56.2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804</text:p>
          </table:table-cell>
          <table:table-cell office:value-type="string" calcext:value-type="string">
            <text:p>197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9344" calcext:value-type="float">
            <text:p>54.9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804</text:p>
          </table:table-cell>
          <table:table-cell office:value-type="string" calcext:value-type="string">
            <text:p>197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8576" calcext:value-type="float">
            <text:p>54.1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804</text:p>
          </table:table-cell>
          <table:table-cell office:value-type="string" calcext:value-type="string">
            <text:p>197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1184" calcext:value-type="float">
            <text:p>54.4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804</text:p>
          </table:table-cell>
          <table:table-cell office:value-type="string" calcext:value-type="string">
            <text:p>197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2608" calcext:value-type="float">
            <text:p>53.6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2804</text:p>
          </table:table-cell>
          <table:table-cell office:value-type="string" calcext:value-type="string">
            <text:p>197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2864" calcext:value-type="float">
            <text:p>52.6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